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xygen" svg:font-family="Oxygen" style:font-family-generic="roman"/>
    <style:font-face style:name="Arial Black" svg:font-family="Arial Black" style:font-family-generic="swiss" style:font-pitch="variable" svg:panose-1="2 11 10 4 2 1 2 2 2 4"/>
    <style:font-face style:name="Consolas" svg:font-family="Consolas" style:font-family-generic="modern" style:font-pitch="fixed" svg:panose-1="2 11 6 9 2 2 4 3 2 4"/>
    <style:font-face style:name="Batang" svg:font-family="Batang" style:font-family-generic="roman" style:font-pitch="variable" svg:panose-1="2 3 6 0 0 1 1 1 1 1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30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80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30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80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30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80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30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80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302in" text:min-label-width="0.25in"/>
        <style:text-properties style:font-name="Wingdings"/>
      </text:list-level-style-bullet>
    </text:list-style>
    <style:style style:name="P1" style:parent-style-name="Rubrik" style:master-page-name="MP0" style:family="paragraph">
      <style:paragraph-properties fo:break-before="page"/>
      <style:text-properties style:language-asian="sv" style:country-asian="SE"/>
    </style:style>
    <style:style style:name="P2" style:parent-style-name="Normal" style:family="paragraph">
      <style:paragraph-properties fo:margin-top="0.1388in" fo:margin-bottom="0in" fo:line-height="100%"/>
      <style:text-properties style:font-name="Oxygen" style:font-name-asian="Times New Roman" fo:font-weight="bold" style:font-weight-asian="bold" style:font-weight-complex="bold" fo:font-style="italic" style:font-style-asian="italic" style:font-style-complex="italic" fo:color="#666666" style:letter-kerning="true" fo:font-size="18pt" style:font-size-asian="18pt" style:font-size-complex="18pt" style:language-asian="sv" style:country-asian="SE"/>
    </style:style>
    <style:style style:name="P3" style:parent-style-name="Normal" style:family="paragraph">
      <style:paragraph-properties fo:margin-bottom="0in" fo:line-height="100%"/>
      <style:text-properties style:font-name="Arial Black" style:font-name-asian="Times New Roman" style:font-name-complex="Consolas" style:font-weight-complex="bold" fo:color="#000000" fo:font-size="11.5pt" style:font-size-asian="11.5pt" style:font-size-complex="11.5pt" style:language-asian="sv" style:country-asian="SE"/>
    </style:style>
    <style:style style:name="P4" style:parent-style-name="Liststycke" style:family="paragraph">
      <style:paragraph-properties fo:margin-bottom="0in" fo:line-height="100%"/>
      <style:text-properties style:font-name="Batang" style:font-name-asian="Batang" style:font-name-complex="Consolas" style:font-weight-complex="bold" fo:color="#000000" fo:font-size="12pt" style:font-size-asian="12pt" style:font-size-complex="12pt" style:language-asian="sv" style:country-asian="SE"/>
    </style:style>
    <style:style style:name="P5" style:parent-style-name="Normal" style:family="paragraph">
      <style:paragraph-properties fo:margin-bottom="0in" fo:line-height="100%"/>
    </style:style>
    <style:style style:name="T6" style:parent-style-name="Standardstycketeckensnitt" style:family="text">
      <style:text-properties style:font-name="Batang" style:font-name-asian="Batang" style:font-name-complex="Consolas" fo:color="#000000" fo:font-size="12pt" style:font-size-asian="12pt" style:font-size-complex="12pt" style:language-asian="sv" style:country-asian="SE"/>
    </style:style>
    <style:style style:name="T7" style:parent-style-name="Standardstycketeckensnitt" style:family="text">
      <style:text-properties style:font-name="Batang" style:font-name-asian="Batang" style:font-name-complex="Consolas" fo:color="#000000" fo:font-size="12pt" style:font-size-asian="12pt" style:font-size-complex="12pt" style:language-asian="sv" style:country-asian="SE"/>
    </style:style>
    <style:style style:name="P8" style:parent-style-name="Normal" style:family="paragraph">
      <style:paragraph-properties fo:margin-bottom="0in" fo:line-height="100%"/>
      <style:text-properties style:font-name="Batang" style:font-name-asian="Batang" style:font-name-complex="Consolas" fo:font-size="12pt" style:font-size-asian="12pt" style:font-size-complex="12pt" style:language-asian="sv" style:country-asian="SE"/>
    </style:style>
    <style:style style:name="P9" style:parent-style-name="Liststycke" style:family="paragraph">
      <style:paragraph-properties fo:margin-bottom="0in" fo:line-height="100%"/>
      <style:text-properties style:font-name="Batang" style:font-name-asian="Batang" style:font-name-complex="Consolas" fo:font-size="12pt" style:font-size-asian="12pt" style:font-size-complex="12pt" style:language-asian="sv" style:country-asian="SE"/>
    </style:style>
    <style:style style:name="P10" style:parent-style-name="Normal" style:family="paragraph">
      <style:paragraph-properties fo:margin-bottom="0in" fo:line-height="100%"/>
      <style:text-properties style:font-name="Batang" style:font-name-asian="Batang" style:font-name-complex="Consolas" fo:font-size="12pt" style:font-size-asian="12pt" style:font-size-complex="12pt" style:language-asian="sv" style:country-asian="SE"/>
    </style:style>
    <style:style style:name="T11" style:parent-style-name="Standardstycketeckensnitt" style:family="text">
      <style:text-properties style:font-name="Batang" style:font-name-asian="Batang" fo:font-size="12pt" style:font-size-asian="12pt" style:font-size-complex="12pt"/>
    </style:style>
    <style:style style:name="T12" style:parent-style-name="Standardstycketeckensnitt" style:family="text">
      <style:text-properties style:font-name="Batang" style:font-name-asian="Batang" fo:font-size="12pt" style:font-size-asian="12pt" style:font-size-complex="12pt"/>
    </style:style>
    <style:style style:name="T13" style:parent-style-name="Standardstycketeckensnitt" style:family="text">
      <style:text-properties style:font-name="Batang" style:font-name-asian="Batang" style:font-name-complex="Consolas" fo:font-size="12pt" style:font-size-asian="12pt" style:font-size-complex="12pt" style:language-asian="sv" style:country-asian="SE"/>
    </style:style>
    <style:style style:name="P14" style:parent-style-name="Liststycke" style:family="paragraph">
      <style:paragraph-properties fo:margin-bottom="0in" fo:line-height="100%"/>
      <style:text-properties style:font-name="Batang" style:font-name-asian="Batang" style:font-name-complex="Consolas" fo:font-size="12pt" style:font-size-asian="12pt" style:font-size-complex="12pt" style:language-asian="sv" style:country-asian="SE"/>
    </style:style>
    <style:style style:name="P15" style:parent-style-name="Normal" style:family="paragraph">
      <style:text-properties style:font-name="Batang" style:font-name-asian="Batang" fo:font-size="12pt" style:font-size-asian="12pt" style:font-size-complex="12pt"/>
    </style:style>
    <style:style style:name="P16" style:parent-style-name="Normal" style:family="paragraph">
      <style:text-properties style:font-name="Batang" style:font-name-asian="Batang" fo:font-size="12pt" style:font-size-asian="12pt" style:font-size-complex="12pt"/>
    </style:style>
    <style:style style:name="T17" style:parent-style-name="Starkbetoning" style:family="text">
      <style:text-properties fo:font-style="normal" style:font-style-asian="normal"/>
    </style:style>
    <style:style style:name="P18" style:parent-style-name="Liststycke" style:family="paragraph"/>
    <style:style style:name="T19" style:parent-style-name="Starkbetoning" style:family="text">
      <style:text-properties style:font-name="Batang" style:font-name-asian="Batang" fo:font-style="normal" style:font-style-asian="normal" style:use-window-font-color="true" fo:font-size="12pt" style:font-size-asian="12pt" style:font-size-complex="12pt"/>
    </style:style>
    <style:style style:name="T20" style:parent-style-name="Starkbetoning" style:family="text">
      <style:text-properties style:font-name="Batang" style:font-name-asian="Batang" fo:font-style="normal" style:font-style-asian="normal" style:use-window-font-color="true" fo:font-size="12pt" style:font-size-asian="12pt" style:font-size-complex="12pt"/>
    </style:style>
    <style:style style:name="P21" style:parent-style-name="Liststycke" style:family="paragraph">
      <style:text-properties style:font-name="Batang" style:font-name-asian="Batang" fo:font-size="12pt" style:font-size-asian="12pt" style:font-size-complex="12pt"/>
    </style:style>
    <style:style style:name="P22" style:parent-style-name="Normal" style:family="paragraph">
      <style:text-properties style:font-name="Batang" style:font-name-asian="Batang" fo:font-size="12pt" style:font-size-asian="12pt" style:font-size-complex="12pt"/>
    </style:style>
    <style:style style:name="P23" style:parent-style-name="Normal" style:family="paragraph">
      <style:paragraph-properties fo:margin-top="0.1388in" fo:margin-bottom="0in" fo:line-height="100%"/>
      <style:text-properties style:font-name="Oxygen" style:font-name-asian="Times New Roman" fo:font-weight="bold" style:font-weight-asian="bold" style:font-weight-complex="bold" fo:font-style="italic" style:font-style-asian="italic" style:font-style-complex="italic" fo:color="#666666" style:letter-kerning="true" fo:font-size="18pt" style:font-size-asian="18pt" style:font-size-complex="18pt" style:language-asian="sv" style:country-asian="SE"/>
    </style:style>
    <style:style style:name="T24" style:parent-style-name="Standardstycketeckensnitt" style:family="text">
      <style:text-properties style:font-name="Batang" style:font-name-asian="Batang" style:language-asian="sv" style:country-asian="SE"/>
    </style:style>
    <style:style style:name="P25" style:parent-style-name="Normal" style:family="paragraph">
      <style:paragraph-properties fo:margin-bottom="0in" fo:line-height="100%"/>
    </style:style>
    <style:style style:name="T26" style:parent-style-name="Standardstycketeckensnitt" style:family="text">
      <style:text-properties style:font-name="Batang" style:font-name-asian="Batang" fo:font-weight="bold" style:font-weight-asian="bold" style:font-weight-complex="bold" fo:color="#000000" style:language-asian="sv" style:country-asian="SE"/>
    </style:style>
    <style:style style:name="T27" style:parent-style-name="Standardstycketeckensnitt" style:family="text">
      <style:text-properties style:font-name="Batang" style:font-name-asian="Batang" fo:color="#000000" fo:font-size="12pt" style:font-size-asian="12pt" style:font-size-complex="12pt" style:language-asian="sv" style:country-asian="SE"/>
    </style:style>
    <style:style style:name="P28" style:parent-style-name="Normal" style:family="paragraph">
      <style:paragraph-properties fo:margin-bottom="0in" fo:line-height="100%"/>
      <style:text-properties style:font-name="Batang" style:font-name-asian="Batang" fo:font-size="12pt" style:font-size-asian="12pt" style:font-size-complex="12pt" style:language-asian="sv" style:country-asian="SE"/>
    </style:style>
    <style:style style:name="P29" style:parent-style-name="Normal" style:family="paragraph">
      <style:paragraph-properties fo:margin-bottom="0in" fo:line-height="100%"/>
      <style:text-properties style:font-name="Batang" style:font-name-asian="Batang" fo:font-weight="bold" style:font-weight-asian="bold" style:font-weight-complex="bold" fo:font-size="12pt" style:font-size-asian="12pt" style:font-size-complex="12pt" style:language-asian="sv" style:country-asian="SE"/>
    </style:style>
    <style:style style:name="T30" style:parent-style-name="Standardstycketeckensnitt" style:family="text">
      <style:text-properties style:font-name-asian="Batang" style:language-asian="sv" style:country-asian="SE"/>
    </style:style>
    <style:style style:name="P31" style:parent-style-name="Normal" style:family="paragraph">
      <style:paragraph-properties fo:margin-bottom="0in" fo:line-height="100%"/>
      <style:text-properties style:font-name="Batang" style:font-name-asian="Batang" fo:font-size="12pt" style:font-size-asian="12pt" style:font-size-complex="12pt" style:language-asian="sv" style:country-asian="SE"/>
    </style:style>
    <style:style style:name="P32" style:parent-style-name="Normal" style:family="paragraph">
      <style:paragraph-properties fo:margin-bottom="0in" fo:line-height="100%"/>
    </style:style>
    <style:style style:name="T33" style:parent-style-name="Standardstycketeckensnitt" style:family="text">
      <style:text-properties style:font-name="Batang" style:font-name-asian="Batang" fo:font-weight="bold" style:font-weight-asian="bold" style:font-weight-complex="bold" fo:color="#000000" fo:font-size="12pt" style:font-size-asian="12pt" style:font-size-complex="12pt" style:language-asian="sv" style:country-asian="SE"/>
    </style:style>
    <style:style style:name="P34" style:parent-style-name="Normal" style:family="paragraph">
      <style:paragraph-properties fo:margin-bottom="0in" fo:line-height="100%"/>
    </style:style>
    <style:style style:name="T35" style:parent-style-name="Standardstycketeckensnitt" style:family="text">
      <style:text-properties style:font-name="Batang" style:font-name-asian="Batang" fo:font-weight="bold" style:font-weight-asian="bold" fo:font-size="12pt" style:font-size-asian="12pt" style:font-size-complex="12pt" style:language-asian="sv" style:country-asian="SE"/>
    </style:style>
    <style:style style:name="T36" style:parent-style-name="Standardstycketeckensnitt" style:family="text">
      <style:text-properties style:font-name="Batang" style:font-name-asian="Batang" fo:font-size="12pt" style:font-size-asian="12pt" style:font-size-complex="12pt" style:language-asian="sv" style:country-asian="SE"/>
    </style:style>
    <style:style style:name="T37" style:parent-style-name="Standardstycketeckensnitt" style:family="text">
      <style:text-properties style:font-name="Batang" style:font-name-asian="Batang" fo:font-size="12pt" style:font-size-asian="12pt" style:font-size-complex="12pt" style:language-asian="sv" style:country-asian="SE"/>
    </style:style>
    <style:style style:name="P38" style:parent-style-name="Normal" style:family="paragraph">
      <style:paragraph-properties fo:margin-bottom="0in" fo:line-height="100%"/>
    </style:style>
    <style:style style:name="T39" style:parent-style-name="Standardstycketeckensnitt" style:family="text">
      <style:text-properties style:font-name="Batang" style:font-name-asian="Batang" fo:font-weight="bold" style:font-weight-asian="bold" fo:font-size="12pt" style:font-size-asian="12pt" style:font-size-complex="12pt" style:language-asian="sv" style:country-asian="SE"/>
    </style:style>
    <style:style style:name="T40" style:parent-style-name="Standardstycketeckensnitt" style:family="text">
      <style:text-properties style:font-name="Batang" style:font-name-asian="Batang" fo:font-size="12pt" style:font-size-asian="12pt" style:font-size-complex="12pt" style:language-asian="sv" style:country-asian="SE"/>
    </style:style>
    <style:style style:name="P41" style:parent-style-name="Normal" style:family="paragraph">
      <style:paragraph-properties fo:margin-bottom="0in" fo:line-height="100%"/>
    </style:style>
    <style:style style:name="T42" style:parent-style-name="Standardstycketeckensnitt" style:family="text">
      <style:text-properties style:font-name="Batang" style:font-name-asian="Batang" fo:font-weight="bold" style:font-weight-asian="bold" fo:font-size="12pt" style:font-size-asian="12pt" style:font-size-complex="12pt" fo:language="en" fo:country="US" style:language-asian="sv" style:country-asian="SE"/>
    </style:style>
    <style:style style:name="T43" style:parent-style-name="Standardstycketeckensnitt" style:family="text">
      <style:text-properties style:font-name="Batang" style:font-name-asian="Batang" fo:font-size="12pt" style:font-size-asian="12pt" style:font-size-complex="12pt" fo:language="en" fo:country="US" style:language-asian="sv" style:country-asian="SE"/>
    </style:style>
    <style:style style:name="T44" style:parent-style-name="Standardstycketeckensnitt" style:family="text">
      <style:text-properties style:font-name="Batang" style:font-name-asian="Batang" fo:font-size="12pt" style:font-size-asian="12pt" style:font-size-complex="12pt" fo:language="en" fo:country="US" style:language-asian="sv" style:country-asian="SE"/>
    </style:style>
    <style:style style:name="P45" style:parent-style-name="Normal" style:family="paragraph">
      <style:paragraph-properties fo:margin-bottom="0in" fo:line-height="100%"/>
      <style:text-properties style:font-name="Batang" style:font-name-asian="Batang" fo:font-size="12pt" style:font-size-asian="12pt" style:font-size-complex="12pt" fo:language="en" fo:country="US" style:language-asian="sv" style:country-asian="SE"/>
    </style:style>
    <style:style style:name="P46" style:parent-style-name="Normal" style:family="paragraph">
      <style:paragraph-properties fo:margin-bottom="0in" fo:line-height="100%"/>
    </style:style>
    <style:style style:name="T47" style:parent-style-name="Standardstycketeckensnitt" style:family="text">
      <style:text-properties style:font-name="Batang" style:font-name-asian="Batang" fo:font-weight="bold" style:font-weight-asian="bold" style:font-weight-complex="bold" fo:color="#000000" fo:font-size="12pt" style:font-size-asian="12pt" style:font-size-complex="12pt" style:language-asian="sv" style:country-asian="SE"/>
    </style:style>
    <style:style style:name="P48" style:parent-style-name="Normal" style:family="paragraph">
      <style:paragraph-properties fo:margin-bottom="0in" fo:line-height="100%"/>
    </style:style>
    <style:style style:name="T49" style:parent-style-name="Standardstycketeckensnitt" style:family="text">
      <style:text-properties style:font-name="Batang" style:font-name-asian="Batang" fo:font-weight="bold" style:font-weight-asian="bold" style:font-weight-complex="bold" fo:color="#000000" fo:font-size="12pt" style:font-size-asian="12pt" style:font-size-complex="12pt" style:language-asian="sv" style:country-asian="SE"/>
    </style:style>
    <style:style style:name="T50" style:parent-style-name="Standardstycketeckensnitt" style:family="text">
      <style:text-properties style:font-name="Batang" style:font-name-asian="Batang" fo:color="#000000" fo:font-size="12pt" style:font-size-asian="12pt" style:font-size-complex="12pt" style:language-asian="sv" style:country-asian="SE"/>
    </style:style>
    <style:style style:name="P51" style:parent-style-name="Normal" style:family="paragraph">
      <style:paragraph-properties fo:margin-bottom="0in" fo:line-height="100%"/>
    </style:style>
    <style:style style:name="T52" style:parent-style-name="Standardstycketeckensnitt" style:family="text">
      <style:text-properties style:font-name="Batang" style:font-name-asian="Batang" fo:font-weight="bold" style:font-weight-asian="bold" style:font-weight-complex="bold" fo:color="#000000" fo:font-size="12pt" style:font-size-asian="12pt" style:font-size-complex="12pt" style:language-asian="sv" style:country-asian="SE"/>
    </style:style>
    <style:style style:name="T53" style:parent-style-name="Standardstycketeckensnitt" style:family="text">
      <style:text-properties style:font-name="Batang" style:font-name-asian="Batang" fo:color="#000000" fo:font-size="12pt" style:font-size-asian="12pt" style:font-size-complex="12pt" style:language-asian="sv" style:country-asian="SE"/>
    </style:style>
    <style:style style:name="P54" style:parent-style-name="Normal" style:family="paragraph">
      <style:paragraph-properties fo:margin-bottom="0in" fo:line-height="100%"/>
    </style:style>
    <style:style style:name="T55" style:parent-style-name="Standardstycketeckensnitt" style:family="text">
      <style:text-properties style:font-name="Batang" style:font-name-asian="Batang" fo:font-weight="bold" style:font-weight-asian="bold" style:font-weight-complex="bold" fo:color="#000000" fo:font-size="12pt" style:font-size-asian="12pt" style:font-size-complex="12pt" style:language-asian="sv" style:country-asian="SE"/>
    </style:style>
    <style:style style:name="T56" style:parent-style-name="Standardstycketeckensnitt" style:family="text">
      <style:text-properties style:font-name="Batang" style:font-name-asian="Batang" fo:color="#000000" fo:font-size="12pt" style:font-size-asian="12pt" style:font-size-complex="12pt" style:language-asian="sv" style:country-asian="SE"/>
    </style:style>
    <style:style style:name="P57" style:parent-style-name="Normal" style:family="paragraph">
      <style:paragraph-properties fo:margin-bottom="0in" fo:line-height="100%"/>
      <style:text-properties style:font-name="Batang" style:font-name-asian="Batang" fo:font-size="12pt" style:font-size-asian="12pt" style:font-size-complex="12pt" style:language-asian="sv" style:country-asian="SE"/>
    </style:style>
    <style:style style:name="P58" style:parent-style-name="Normal" style:family="paragraph">
      <style:paragraph-properties fo:margin-bottom="0in" fo:line-height="100%"/>
    </style:style>
    <style:style style:name="T59" style:parent-style-name="Standardstycketeckensnitt" style:family="text">
      <style:text-properties style:font-name="Batang" style:font-name-asian="Batang" fo:font-weight="bold" style:font-weight-asian="bold" style:font-weight-complex="bold" fo:color="#000000" fo:font-size="12pt" style:font-size-asian="12pt" style:font-size-complex="12pt" style:language-asian="sv" style:country-asian="SE"/>
    </style:style>
    <style:style style:name="P60" style:parent-style-name="Normal" style:family="paragraph">
      <style:paragraph-properties fo:margin-bottom="0in" fo:line-height="100%"/>
    </style:style>
    <style:style style:name="T61" style:parent-style-name="Standardstycketeckensnitt" style:family="text">
      <style:text-properties style:font-name="Batang" style:font-name-asian="Batang" fo:font-weight="bold" style:font-weight-asian="bold" style:font-weight-complex="bold" fo:color="#000000" fo:font-size="12pt" style:font-size-asian="12pt" style:font-size-complex="12pt" style:language-asian="sv" style:country-asian="SE"/>
    </style:style>
    <style:style style:name="T62" style:parent-style-name="Standardstycketeckensnitt" style:family="text">
      <style:text-properties style:font-name="Batang" style:font-name-asian="Batang" fo:color="#000000" fo:font-size="12pt" style:font-size-asian="12pt" style:font-size-complex="12pt" style:language-asian="sv" style:country-asian="SE"/>
    </style:style>
    <style:style style:name="P63" style:parent-style-name="Normal" style:family="paragraph">
      <style:paragraph-properties fo:margin-bottom="0in" fo:line-height="100%"/>
    </style:style>
    <style:style style:name="T64" style:parent-style-name="Standardstycketeckensnitt" style:family="text">
      <style:text-properties style:font-name="Batang" style:font-name-asian="Batang" fo:font-weight="bold" style:font-weight-asian="bold" fo:color="#000000" fo:font-size="12pt" style:font-size-asian="12pt" style:font-size-complex="12pt" style:language-asian="sv" style:country-asian="SE"/>
    </style:style>
    <style:style style:name="T65" style:parent-style-name="Standardstycketeckensnitt" style:family="text">
      <style:text-properties style:font-name="Batang" style:font-name-asian="Batang" fo:color="#000000" fo:font-size="12pt" style:font-size-asian="12pt" style:font-size-complex="12pt" style:language-asian="sv" style:country-asian="SE"/>
    </style:style>
    <style:style style:name="P66" style:parent-style-name="Normal" style:family="paragraph">
      <style:paragraph-properties fo:margin-bottom="0in" fo:line-height="100%"/>
    </style:style>
    <style:style style:name="T67" style:parent-style-name="Standardstycketeckensnitt" style:family="text">
      <style:text-properties style:font-name="Batang" style:font-name-asian="Batang" fo:font-weight="bold" style:font-weight-asian="bold" fo:color="#000000" fo:font-size="12pt" style:font-size-asian="12pt" style:font-size-complex="12pt" style:language-asian="sv" style:country-asian="SE"/>
    </style:style>
    <style:style style:name="T68" style:parent-style-name="Standardstycketeckensnitt" style:family="text">
      <style:text-properties style:font-name="Batang" style:font-name-asian="Batang" fo:color="#000000" fo:font-size="12pt" style:font-size-asian="12pt" style:font-size-complex="12pt" style:language-asian="sv" style:country-asian="SE"/>
    </style:style>
    <style:style style:name="P69" style:parent-style-name="Normal" style:family="paragraph">
      <style:text-properties style:font-name="Batang" style:font-name-asian="Batang" style:language-asian="sv" style:country-asian="SE"/>
    </style:style>
  </office:automatic-styles>
  <office:body>
    <office:text text:use-soft-page-breaks="true">
      <text:p text:style-name="P1">Kravhantering</text:p>
      <text:p text:style-name="P2"/>
      <text:h text:style-name="Rubrik2" text:outline-level="2">Primära Aktörer</text:h>
      <text:p text:style-name="P3"/>
      <text:list text:style-name="LFO1">
        <text:list-item text:start-value="1">
          <text:p text:style-name="P4">Medlemmar</text:p>
        </text:list-item>
      </text:list>
      <text:p text:style-name="P5"><text:span text:style-name="T6">Vill kunna boka båtplatser efter personligt behov, kunna få relevant information om datum och tider gällande bokningar, samt prisuppgifter och</text:span><text:span text:style-name="T7"><text:s/>medlemsinformation. <text:s/>Kunna ev. få tillgång till fler än en båtplats vid behov, samt kunna registrera sig och sina fordons uppgifter i ett lätthanterligt system. <text:s text:c="3"/></text:span></text:p>
      <text:p text:style-name="P8"/>
      <text:list text:style-name="LFO3">
        <text:list-item text:start-value="1">
          <text:p text:style-name="P9">Sekreterare</text:p>
        </text:list-item>
      </text:list>
      <text:p text:style-name="P10"/>
      <text:p text:style-name="Normal"><text:span text:style-name="T11">Vill kunna boka båtplatser åt medlemmarna på klubben på ett smidigt sätt via</text:span><text:span text:style-name="T12"><text:s/>ett fungerande system. Vill även kunna få tillgång till relevanta uppgifter angående medlemmar samt medlemmarnas båtar innan bokning.</text:span><text:span text:style-name="T13"><text:line-break/></text:span></text:p>
      <text:list text:style-name="LFO3" text:continue-numbering="true">
        <text:list-item>
          <text:p text:style-name="P14">Kassör<text:s/></text:p>
        </text:list-item>
      </text:list>
      <text:p text:style-name="P15">Vill kunna ta hand om och administrera medlemsavgifter, samt sköta allt kring inbetalningar, utgifter och<text:s/>inkomster för klubbens räkning. <text:s/></text:p>
      <text:p text:style-name="P16"/>
      <text:h text:style-name="Rubrik2" text:outline-level="2"><text:span text:style-name="T17">Stödjande Aktörer</text:span></text:h>
      <text:p text:style-name="Normal"/>
      <text:list text:style-name="LFO5" text:continue-numbering="true">
        <text:list-item>
          <text:p text:style-name="P18"><text:span text:style-name="T19">Båtregister</text:span></text:p>
        </text:list-item>
      </text:list>
      <text:p text:style-name="Normal"><text:span text:style-name="T20">Lagrar uppgifter angående kundernas fordon, för en enkel och snabb platstilldelning samt bokning av båtplatser. Även användbar för säkerhetskoll, av räddningstjänst. <text:s/></text:span></text:p>
      <text:p text:style-name="Normal"/>
      <text:list text:style-name="LFO5" text:continue-numbering="true">
        <text:list-item>
          <text:p text:style-name="P21">Medlemsregister</text:p>
        </text:list-item>
      </text:list>
      <text:p text:style-name="P22">Ett<text:s/>register som i dagsläget redan finns, men som behöver uppdateras med kundinformation av samtliga medlemmarna i klubben.</text:p>
      <text:p text:style-name="P23"/>
      <text:soft-page-break/>
      <text:h text:style-name="Rubrik2" text:outline-level="2"><text:span text:style-name="T24">Funktionella krav</text:span></text:h>
      <text:p text:style-name="P25"><text:span text:style-name="T26">FK1.<text:s/></text:span><text:span text:style-name="T27">Medlem ska ha bokat båtplats via sekreteraren.<text:s/></text:span></text:p>
      <text:p text:style-name="P28"/>
      <text:p text:style-name="P29"/>
      <text:h text:style-name="Rubrik2" text:outline-level="2"><text:span text:style-name="T30">Användningsfall</text:span></text:h>
      <text:p text:style-name="P31"/>
      <text:p text:style-name="P32"><text:span text:style-name="T33">1. Medlemmar</text:span></text:p>
      <text:p text:style-name="P34"><text:span text:style-name="T35">AF1.1</text:span><text:span text:style-name="T36"><text:s/>Boka båtplatser</text:span><text:span text:style-name="T37"><text:s/></text:span></text:p>
      <text:p text:style-name="P38"><text:span text:style-name="T39">AF1.2<text:s/></text:span><text:span text:style-name="T40">Se kommande möten<text:s/></text:span></text:p>
      <text:p text:style-name="P41"><text:span text:style-name="T42">AF1.3<text:s/></text:span><text:span text:style-name="T43">C.R.U.D(Create retrieve update delete)<text:s/></text:span><text:span text:style-name="T44">= Person/ Båt-information</text:span></text:p>
      <text:p text:style-name="P45"><text:s/><text:line-break/></text:p>
      <text:p text:style-name="P46"><text:span text:style-name="T47">2. Sekreterare</text:span></text:p>
      <text:p text:style-name="P48"><text:span text:style-name="T49">AF2.1<text:s/></text:span><text:span text:style-name="T50">Boka båtplatser</text:span></text:p>
      <text:p text:style-name="P51"><text:span text:style-name="T52">AF2.2</text:span><text:span text:style-name="T53"><text:s/>Få Tillgång till kundinformation / Hantering av kund information</text:span></text:p>
      <text:p text:style-name="P54"><text:span text:style-name="T55">AF2.3<text:s/></text:span><text:span text:style-name="T56">Bokning/planering av möten</text:span></text:p>
      <text:p text:style-name="P57"><text:line-break/></text:p>
      <text:p text:style-name="P58"><text:span text:style-name="T59">3 Kassör</text:span></text:p>
      <text:p text:style-name="P60"><text:span text:style-name="T61">AF3.1</text:span><text:span text:style-name="T62"><text:s/>Administrera medlemsavgifter</text:span></text:p>
      <text:p text:style-name="P63"><text:span text:style-name="T64">AF3.2</text:span><text:span text:style-name="T65"><text:s/>Hantera inbetalningar/utgifter</text:span></text:p>
      <text:p text:style-name="P66"><text:span text:style-name="T67">AF3.3</text:span><text:span text:style-name="T68"><text:s/>Hantera klubbens ekonomi</text:span></text:p>
      <text:p text:style-name="P6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xygen" svg:font-family="Oxygen" style:font-family-generic="roman"/>
    <style:font-face style:name="Arial Black" svg:font-family="Arial Black" style:font-family-generic="swiss" style:font-pitch="variable" svg:panose-1="2 11 10 4 2 1 2 2 2 4"/>
    <style:font-face style:name="Consolas" svg:font-family="Consolas" style:font-family-generic="modern" style:font-pitch="fixed" svg:panose-1="2 11 6 9 2 2 4 3 2 4"/>
    <style:font-face style:name="Batang" svg:font-family="Batang" style:font-family-generic="roman" style:font-pitch="variable" svg:panose-1="2 3 6 0 0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30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80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30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80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30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80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30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80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302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hand</meta:initial-creator>
    <dc:creator>Sahand Rajabion</dc:creator>
    <meta:creation-date>2013-12-10T13:31:00Z</meta:creation-date>
    <dc:date>2014-01-09T15:46:00Z</dc:date>
    <meta:template xlink:href="Normal" xlink:type="simple"/>
    <meta:editing-cycles>4</meta:editing-cycles>
    <meta:editing-duration>PT128940S</meta:editing-duration>
    <meta:document-statistic meta:page-count="2" meta:paragraph-count="3" meta:word-count="245" meta:character-count="1545" meta:row-count="10" meta:non-whitespace-character-count="1303"/>
  </office:meta>
</office:document-meta>
</file>